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7.43mm"/>
    </style:style>
    <style:style style:name="co6" style:family="table-column">
      <style:table-column-properties fo:break-before="auto" style:column-width="53.38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52.83mm"/>
    </style:style>
    <style:style style:name="co9" style:family="table-column">
      <style:table-column-properties fo:break-before="auto" style:column-width="29.35mm"/>
    </style:style>
    <style:style style:name="co10" style:family="table-column">
      <style:table-column-properties fo:break-before="auto" style:column-width="141.78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47.5mm"/>
    </style:style>
    <style:style style:name="co13" style:family="table-column">
      <style:table-column-properties fo:break-before="auto" style:column-width="44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FVM 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étape</text:p>
          </table:table-cell>
          <table:table-cell office:value-type="string" calcext:value-type="string">
            <text:p>écra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,gauch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n,droite</text:p>
          </table:table-cell>
          <table:table-cell office:value-type="string" calcext:value-type="string">
            <text:p>ArD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vi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vi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(C(NIL,NIL),D(E(NIL,NIL),NIL))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(C(NIL,NIL),D(E(NIL,NIL),NIL))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(C(NIL,NIL),D(E(NIL,NIL),NIL)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(G(NIL,I(NIL,NIL)),H(NIL,NIL))</text:p>
          </table:table-cell>
        </table:table-row>
        <table:table-row table:style-name="ro1">
          <table:table-cell office:value-type="string" calcext:value-type="string">
            <text:p>1g</text:p>
          </table:table-cell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(C(NIL,NIL),D(E(NIL,NIL),NIL)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(G(NIL,I(NIL,NIL)),H(NIL,NIL)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2c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(NIL,NIL)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(NIL,NIL)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2">
          <table:table-cell office:value-type="string" calcext:value-type="string">
            <text:p>2<text:span text:style-name="T1">e</text:span></text:p>
          </table:table-cell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(NIL,NIL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(E(NIL,NIL),NIL)</text:p>
          </table:table-cell>
        </table:table-row>
        <table:table-row table:style-name="ro1"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C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(NIL,NIL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(E(NIL,NIL),NIL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3c</text:p>
          </table:table-cell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(NIL,I(NIL,NIL))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G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(NIL,I(NIL,NIL))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2">
          <table:table-cell office:value-type="string" calcext:value-type="string">
            <text:p>3<text:span text:style-name="T1">e</text:span></text:p>
          </table:table-cell>
          <table:table-cell/>
          <table:table-cell office:value-type="string" calcext:value-type="string">
            <text:p>G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(NIL,I(NIL,NIL)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(NIL,NIL)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HG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(NIL,I(NIL,NIL)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(NIL,NIL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HG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G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NIL</text:p>
          </table:table-cell>
          <table:table-cell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NIL</text:p>
          </table:table-cell>
          <table:table-cell/>
        </table:table-row>
        <table:table-row table:style-name="ro1"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(NIL,NIL)</text:p>
          </table:table-cell>
          <table:table-cell office:value-type="string" calcext:value-type="string">
            <text:p>NIL</text:p>
          </table:table-cell>
          <table:table-cell/>
        </table:table-row>
        <table:table-row table:style-name="ro1">
          <table:table-cell office:value-type="string" calcext:value-type="string">
            <text:p>5d</text:p>
          </table:table-cell>
          <table:table-cell/>
          <table:table-cell office:value-type="string" calcext:value-type="string">
            <text:p>EH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(NIL,NIL)</text:p>
          </table:table-cell>
          <table:table-cell office:value-type="string" calcext:value-type="string">
            <text:p>NI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E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6c</text:p>
          </table:table-cell>
          <table:table-cell/>
          <table:table-cell office:value-type="string" calcext:value-type="string">
            <text:p>E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(NIL,NIL)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/>
          <table:table-cell office:value-type="string" calcext:value-type="string">
            <text:p>IE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(NIL,NIL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7a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9a</text:p>
          </table:table-cell>
          <table:table-cell/>
          <table:table-cell office:value-type="string" calcext:value-type="string">
            <text:p>vide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NI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7"/>
        </table:table-row>
      </table:table>
      <table:table table:name="AFVM VII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rdre(Oak4)</text:p>
          </table:table-cell>
          <table:table-cell office:value-type="string" calcext:value-type="string">
            <text:p>Ordre(19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rdre(4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dre(Oak4)</text:p>
          </table:table-cell>
          <table:table-cell office:value-type="string" calcext:value-type="string">
            <text:p>Ordre(13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dre(23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rdre(37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rdre(4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dre(Oak4)</text:p>
          </table:table-cell>
          <table:table-cell office:value-type="string" calcext:value-type="string">
            <text:p>Ordre(1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dre(17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dre(NIL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rdre(29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rdre(NIL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rdre(NIL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rdre(NIL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rdre(NIL)</text:p>
          </table:table-cell>
          <table:table-cell/>
        </table:table-row>
        <table:table-row table:style-name="ro1">
          <table:table-cell office:value-type="string" calcext:value-type="string">
            <text:p>Ordre(Oak4)</text:p>
          </table:table-cell>
          <table:table-cell office:value-type="string" calcext:value-type="string">
            <text:p>Ordre(1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dre(17)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rdre(29)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re(Oak4)</text:p>
          </table:table-cell>
          <table:table-cell office:value-type="string" calcext:value-type="string">
            <text:p>ordre(NIL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dre(NIL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dre(NIL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dre(NIL)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rdre(NIL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dre(NIL)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Ordre(Oak4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</table:table>
      <table:table table:name="AFVM VIII" table:style-name="ta1"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pp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 = 47</text:p>
          </table:table-cell>
          <table:table-cell/>
        </table:table-row>
        <table:table-row table:style-name="ro1">
          <table:table-cell office:value-type="string" calcext:value-type="string">
            <text:p><text:s/>Insert(Oak4,47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(19(13(11(NIL,NIL),17(NIL,NIL)),23(NIL,29(NIL,NIL))),41(37(NIL,NIL),43(NIL,NIL)))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41(37(NIL,NIL),43(NIL,NIL))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41(37(NIL,NIL),43(NIL,NIL))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43(NIL,NIL)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er m a droite de n</text:p>
          </table:table-cell>
          <table:table-cell table:number-columns-repeated="4"/>
        </table:table-row>
      </table:table>
      <table:table table:name="AFVM IX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Éta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.couleur</text:p>
          </table:table-cell>
          <table:table-cell office:value-type="string" calcext:value-type="string">
            <text:p>decouve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.couleur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table:number-columns-repeated="4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oir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noir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val poss : B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<text:span text:style-name="T1">e</text:span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g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vp : CDG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h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la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i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j</text:p>
          </table:table-cell>
          <table:table-cell office:value-type="string" calcext:value-type="string">
            <text:p>GDC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k</text:p>
          </table:table-cell>
          <table:table-cell office:value-type="string" calcext:value-type="string">
            <text:p>GDC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G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p(GH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G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G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a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G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HG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HG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HG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p(E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HG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HG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EHG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EHG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EH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p(I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EH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la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EH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IEH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<text:span text:style-name="T1">e</text:span></text:p>
          </table:table-cell>
          <table:table-cell table:style-name="ce1" office:value-type="string" calcext:value-type="string">
            <text:p>IEH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IE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p(IB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IE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IE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IE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p(I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p(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0a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p(EDG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b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c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d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<text:span text:style-name="T1">e</text:span>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i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7"/>
        </table:table-row>
      </table:table>
      <table:table table:name="AFVM X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Étap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.couleu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.couleur</text:p>
          </table:table-cell>
          <table:table-cell/>
          <table:table-cell office:value-type="string" calcext:value-type="string">
            <text:p>Découvert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lanc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(g,A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ir</text:p>
          </table:table-cell>
          <table:table-cell table:number-columns-repeated="3"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B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(g,B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table:number-columns-repeated="3"/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CDG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1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(g,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ir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E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1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(g,E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ir</text:p>
          </table:table-cell>
          <table:table-cell table:number-columns-repeated="3"/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lan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2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(g,I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ir</text:p>
          </table:table-cell>
          <table:table-cell table:number-columns-repeated="3"/>
          <table:table-cell office:value-type="string" calcext:value-type="string">
            <text:p>I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EHG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an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(g,H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IF</text:p>
          </table:table-cell>
          <table:table-cell table:number-columns-repeated="2"/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3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(g,F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GHA</text:p>
          </table:table-cell>
          <table:table-cell table:number-columns-repeated="2"/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lan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3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(g,G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IFB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ours 3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ours 3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etours 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5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(g,D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IB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ours 5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etours 2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ours 1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ours 1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ours 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i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6"/>
        </table:table-row>
      </table:table>
      <table:table table:name="AFVM XI" table:style-name="ta1">
        <table:table-column table:style-name="co1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ppel 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.couleu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.couleu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ir</text:p>
          </table:table-cell>
          <table:table-cell table:style-name="ce4"/>
        </table:table-row>
        <table:table-row table:style-name="ro1">
          <table:table-cell office:value-type="string" calcext:value-type="string">
            <text:p>Boucle 1</text:p>
          </table:table-cell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table:style-name="ce4"/>
        </table:table-row>
        <table:table-row table:style-name="ro1">
          <table:table-cell office:value-type="string" calcext:value-type="string">
            <text:p>Cycle()</text:p>
          </table:table-cell>
          <table:table-cell office:value-type="string" calcext:value-type="string">
            <text:p>vide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ir</text:p>
          </table:table-cell>
          <table:table-cell table:style-name="ce4"/>
        </table:table-row>
        <table:table-row table:style-name="ro1">
          <table:table-cell office:value-type="string" calcext:value-type="string">
            <text:p>empiler(B,p)</text:p>
          </table:table-cell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noir</text:p>
          </table:table-cell>
          <table:table-cell table:style-name="ce4"/>
        </table:table-row>
        <table:table-row table:style-name="ro1">
          <table:table-cell office:value-type="string" calcext:value-type="string">
            <text:p>tant que p non vide</text:p>
          </table:table-cell>
          <table:table-cell table:number-columns-repeated="7"/>
          <table:table-cell office:value-type="string" calcext:value-type="string">
            <text:p>E</text:p>
          </table:table-cell>
          <table:table-cell office:value-type="string" calcext:value-type="string">
            <text:p>noir</text:p>
          </table:table-cell>
          <table:table-cell table:style-name="ce4"/>
        </table:table-row>
        <table:table-row table:style-name="ro1">
          <table:table-cell office:value-type="string" calcext:value-type="string">
            <text:p>U ← depiler p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F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pour chaque sommet adj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A</text:p>
          </table:table-cell>
          <table:table-cell table:number-columns-repeated="5"/>
          <table:table-cell table:style-name="ce4"/>
        </table:table-row>
        <table:table-row table:style-name="ro1">
          <table:table-cell office:value-type="string" calcext:value-type="string">
            <text:p>si v.couleur &lt;&gt; noi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empiler(F,p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table:number-columns-repeated="4"/>
          <table:table-cell table:style-name="ce4"/>
        </table:table-row>
        <table:table-row table:style-name="ro1">
          <table:table-cell office:value-type="string" calcext:value-type="string">
            <text:p>si v.couleur &lt;&gt; noi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nc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empiler(A,p)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 p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 u.couleur = noir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nc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.couleur ← noir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 si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oucle 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 ← depiler 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n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ur chaque sommet ad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B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 v.couleur &lt;&gt; noi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v.couleur &lt;&gt; noi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iler(C,p)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 p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 u.couleur = noir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.couleur ← noir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 si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oucle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 ← depiler 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ur chaque sommet ad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DE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 v.couleur &lt;&gt; noi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iler(D,p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bla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 v.couleur &lt;&gt; noir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iler(E,p)</text:p>
          </table:table-cell>
          <table:table-cell office:value-type="string" calcext:value-type="string">
            <text:p>F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si v.couleur &lt;&gt; noir</text:p>
          </table:table-cell>
          <table:table-cell office:value-type="string" calcext:value-type="string">
            <text:p>F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ir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p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 u.couleur = noir</text:p>
          </table:table-cell>
          <table:table-cell office:value-type="string" calcext:value-type="string">
            <text:p>F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ir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.couleur ← noir</text:p>
          </table:table-cell>
          <table:table-cell office:value-type="string" calcext:value-type="string">
            <text:p>F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 si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oucle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 ← depiler p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ur chaque sommet adj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 v.couleur &lt;&gt; noir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ir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pour</text:p>
          </table:table-cell>
          <table:table-cell table:number-columns-repeated="5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si u.couleur = noir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ir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.couleur ← noir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 si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oucle 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 ← depiler 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ur chaque sommet ad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 v.couleur &lt;&gt; noi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ir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v.couleur &lt;&gt; noi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iler(F,p)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fin p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 u.couleur = noir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.couleur ← noir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 si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oucle 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 ← depiler p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ur chaque sommet adj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D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 v.couleur &lt;&gt; noir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ir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v.couleur &lt;&gt; noir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p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 u.couleur = noir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.couleur ← noir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 si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oucle 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 ← depiler p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i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ur chaque sommet adj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D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 v.couleur &lt;&gt; noir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ir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v.couleur &lt;&gt; noir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p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 u.couleur = noir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ir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TOURNE VRAI</text:p>
          </table:table-cell>
          <table:table-cell table:number-columns-repeated="10"/>
        </table:table-row>
      </table:table>
      <table:table table:name="Feuille7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0:26:26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08:19:33.570000000</meta:creation-date>
    <meta:generator>LibreOffice/6.3.1.2$Windows_x86 LibreOffice_project/b79626edf0065ac373bd1df5c28bd630b4424273</meta:generator>
    <dc:date>2022-01-05T10:45:04.588000000</dc:date>
    <meta:editing-duration>PT1H22M33S</meta:editing-duration>
    <meta:editing-cycles>18</meta:editing-cycles>
    <meta:document-statistic meta:table-count="7" meta:cell-count="1060" meta:object-count="0"/>
  </office:meta>
</office:document-meta>
</file>